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UtopiaStd-Regular" svg:font-family="UtopiaStd-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b3adc" officeooo:paragraph-rsid="001b3adc"/>
    </style:style>
    <style:style style:name="P3" style:family="paragraph" style:parent-style-name="Standard">
      <style:text-properties officeooo:rsid="001c3b05" officeooo:paragraph-rsid="001c3b05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9cd22" officeooo:paragraph-rsid="0019cd22" style:font-weight-asian="bold" style:font-weight-complex="bold"/>
    </style:style>
    <style:style style:name="P6" style:family="paragraph" style:parent-style-name="Standard">
      <style:text-properties officeooo:rsid="0027168d" officeooo:paragraph-rsid="0027168d"/>
    </style:style>
    <style:style style:name="P7" style:family="paragraph" style:parent-style-name="Standard">
      <style:text-properties officeooo:rsid="002d5897" officeooo:paragraph-rsid="002d5897"/>
    </style:style>
    <style:style style:name="P8" style:family="paragraph" style:parent-style-name="Standard">
      <style:text-properties officeooo:rsid="0032dc00" officeooo:paragraph-rsid="0032dc00"/>
    </style:style>
    <style:style style:name="P9" style:family="paragraph" style:parent-style-name="Standard">
      <style:text-properties officeooo:rsid="0034139f" officeooo:paragraph-rsid="0034139f"/>
    </style:style>
    <style:style style:name="P10" style:family="paragraph" style:parent-style-name="Standard">
      <style:text-properties officeooo:rsid="003e77be" officeooo:paragraph-rsid="003e77be"/>
    </style:style>
    <style:style style:name="P11" style:family="paragraph" style:parent-style-name="Standard">
      <style:text-properties officeooo:rsid="00368c70" officeooo:paragraph-rsid="00368c70"/>
    </style:style>
    <style:style style:name="P12" style:family="paragraph" style:parent-style-name="Standard">
      <style:text-properties officeooo:rsid="003bde23" officeooo:paragraph-rsid="003bde23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2">
      <style:text-properties officeooo:rsid="002a0907" officeooo:paragraph-rsid="002a0907"/>
    </style:style>
    <style:style style:name="P16" style:family="paragraph" style:parent-style-name="Standard" style:list-style-name="L3"/>
    <style:style style:name="P17" style:family="paragraph" style:parent-style-name="Standard" style:list-style-name="L3">
      <style:text-properties officeooo:rsid="001c3b05" officeooo:paragraph-rsid="001c3b05"/>
    </style:style>
    <style:style style:name="P18" style:family="paragraph" style:parent-style-name="Standard" style:list-style-name="L3">
      <style:text-properties officeooo:rsid="001fc49f" officeooo:paragraph-rsid="001fc49f"/>
    </style:style>
    <style:style style:name="P19" style:family="paragraph" style:parent-style-name="Standard" style:list-style-name="L3">
      <style:text-properties officeooo:rsid="00281177" officeooo:paragraph-rsid="00281177"/>
    </style:style>
    <style:style style:name="P20" style:family="paragraph" style:parent-style-name="Standard" style:list-style-name="L3">
      <style:text-properties officeooo:rsid="002d5897" officeooo:paragraph-rsid="002d5897"/>
    </style:style>
    <style:style style:name="P21" style:family="paragraph" style:parent-style-name="Standard" style:list-style-name="L4">
      <style:text-properties officeooo:rsid="002d5897" officeooo:paragraph-rsid="002d5897"/>
    </style:style>
    <style:style style:name="P22" style:family="paragraph" style:parent-style-name="Standard" style:list-style-name="L4"/>
    <style:style style:name="P23" style:family="paragraph" style:parent-style-name="Standard" style:list-style-name="L4">
      <style:text-properties officeooo:paragraph-rsid="0019cd22"/>
    </style:style>
    <style:style style:name="P24" style:family="paragraph" style:parent-style-name="Standard" style:list-style-name="L4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4">
      <style:text-properties fo:font-weight="bold" style:font-weight-asian="bold" style:font-weight-complex="bold"/>
    </style:style>
    <style:style style:name="P26" style:family="paragraph" style:parent-style-name="Standard" style:list-style-name="L4">
      <style:text-properties fo:font-weight="bold" officeooo:paragraph-rsid="0019cd22" style:font-weight-asian="bold" style:font-weight-complex="bold"/>
    </style:style>
    <style:style style:name="P27" style:family="paragraph" style:parent-style-name="Standard" style:list-style-name="L4">
      <style:text-properties fo:font-weight="bold" officeooo:rsid="0019cd22" officeooo:paragraph-rsid="0019cd22" style:font-weight-asian="bold" style:font-weight-complex="bold"/>
    </style:style>
    <style:style style:name="P28" style:family="paragraph" style:parent-style-name="Standard" style:list-style-name="L4">
      <style:text-properties fo:font-weight="bold" officeooo:rsid="00280c30" officeooo:paragraph-rsid="00280c30" style:font-weight-asian="bold" style:font-weight-complex="bold"/>
    </style:style>
    <style:style style:name="P29" style:family="paragraph" style:parent-style-name="Standard" style:list-style-name="L4">
      <style:text-properties fo:font-weight="bold" officeooo:rsid="0034a7e4" officeooo:paragraph-rsid="0034a7e4" style:font-weight-asian="bold" style:font-weight-complex="bold"/>
    </style:style>
    <style:style style:name="P30" style:family="paragraph" style:parent-style-name="Standard" style:list-style-name="L4">
      <style:text-properties fo:font-weight="bold" officeooo:rsid="00229307" officeooo:paragraph-rsid="00229307" style:font-weight-asian="bold" style:font-weight-complex="bold"/>
    </style:style>
    <style:style style:name="P31" style:family="paragraph" style:parent-style-name="Standard" style:list-style-name="L4">
      <style:text-properties fo:font-weight="bold" officeooo:rsid="002d5897" officeooo:paragraph-rsid="002d5897" style:font-weight-asian="bold" style:font-weight-complex="bold"/>
    </style:style>
    <style:style style:name="P32" style:family="paragraph" style:parent-style-name="Standard" style:list-style-name="L4">
      <style:text-properties fo:font-weight="bold" officeooo:rsid="0037fbe2" officeooo:paragraph-rsid="0037fbe2" style:font-weight-asian="bold" style:font-weight-complex="bold"/>
    </style:style>
    <style:style style:name="P33" style:family="paragraph" style:parent-style-name="Standard" style:list-style-name="L4">
      <style:text-properties fo:font-weight="bold" officeooo:rsid="003bde23" officeooo:paragraph-rsid="003bde23" style:font-weight-asian="bold" style:font-weight-complex="bold"/>
    </style:style>
    <style:style style:name="P34" style:family="paragraph" style:parent-style-name="Standard" style:list-style-name="L4">
      <style:text-properties fo:font-weight="bold" officeooo:rsid="00431a08" officeooo:paragraph-rsid="00431a08" style:font-weight-asian="bold" style:font-weight-complex="bold"/>
    </style:style>
    <style:style style:name="P35" style:family="paragraph" style:parent-style-name="Standard" style:list-style-name="L4">
      <style:text-properties fo:font-weight="bold" officeooo:rsid="00368c70" officeooo:paragraph-rsid="00368c70" style:font-weight-asian="bold" style:font-weight-complex="bold"/>
    </style:style>
    <style:style style:name="P36" style:family="paragraph" style:parent-style-name="Standard" style:list-style-name="L4">
      <style:text-properties fo:font-weight="bold" officeooo:rsid="00423165" officeooo:paragraph-rsid="00423165" style:font-weight-asian="bold" style:font-weight-complex="bold"/>
    </style:style>
    <style:style style:name="P37" style:family="paragraph" style:parent-style-name="Standard" style:list-style-name="L4">
      <style:text-properties fo:font-style="italic" officeooo:rsid="00305ee3" officeooo:paragraph-rsid="00305ee3" style:font-style-asian="italic" style:font-style-complex="italic"/>
    </style:style>
    <style:style style:name="P38" style:family="paragraph" style:parent-style-name="Standard" style:list-style-name="L4">
      <style:text-properties officeooo:rsid="002ecc0a" officeooo:paragraph-rsid="002ecc0a"/>
    </style:style>
    <style:style style:name="P39" style:family="paragraph" style:parent-style-name="Standard" style:list-style-name="L4">
      <style:text-properties fo:font-weight="normal" officeooo:rsid="002d5897" officeooo:paragraph-rsid="002d5897" style:font-weight-asian="normal" style:font-weight-complex="normal"/>
    </style:style>
    <style:style style:name="P40" style:family="paragraph" style:parent-style-name="Standard" style:list-style-name="L4">
      <style:text-properties fo:font-weight="normal" officeooo:rsid="0034a7e4" officeooo:paragraph-rsid="0034a7e4" style:font-weight-asian="normal" style:font-weight-complex="normal"/>
    </style:style>
    <style:style style:name="P41" style:family="paragraph" style:parent-style-name="Standard" style:list-style-name="L4">
      <style:text-properties fo:font-weight="normal" officeooo:rsid="003a50f2" officeooo:paragraph-rsid="003a50f2" style:font-weight-asian="normal" style:font-weight-complex="normal"/>
    </style:style>
    <style:style style:name="P42" style:family="paragraph" style:parent-style-name="Standard" style:list-style-name="L4">
      <style:text-properties fo:font-weight="normal" officeooo:rsid="0022ff6a" officeooo:paragraph-rsid="0022ff6a" style:font-weight-asian="normal" style:font-weight-complex="normal"/>
    </style:style>
    <style:style style:name="P43" style:family="paragraph" style:parent-style-name="Standard" style:list-style-name="L4">
      <style:text-properties fo:font-weight="normal" officeooo:rsid="003dad67" officeooo:paragraph-rsid="003dad67" style:font-weight-asian="normal" style:font-weight-complex="normal"/>
    </style:style>
    <style:style style:name="P44" style:family="paragraph" style:parent-style-name="Standard" style:list-style-name="L4">
      <style:text-properties fo:font-weight="normal" officeooo:rsid="00240649" officeooo:paragraph-rsid="00240649" style:font-weight-asian="normal" style:font-weight-complex="normal"/>
    </style:style>
    <style:style style:name="P45" style:family="paragraph" style:parent-style-name="Standard" style:list-style-name="L4">
      <style:text-properties officeooo:rsid="001b3adc" officeooo:paragraph-rsid="001b3adc"/>
    </style:style>
    <style:style style:name="P46" style:family="paragraph" style:parent-style-name="Standard" style:list-style-name="L4">
      <style:text-properties officeooo:rsid="001d97d2" officeooo:paragraph-rsid="001d97d2"/>
    </style:style>
    <style:style style:name="P47" style:family="paragraph" style:parent-style-name="Standard" style:list-style-name="L4">
      <style:text-properties officeooo:rsid="0020e124" officeooo:paragraph-rsid="0020e124"/>
    </style:style>
    <style:style style:name="P48" style:family="paragraph" style:parent-style-name="Standard" style:list-style-name="L4">
      <style:text-properties officeooo:rsid="0024a1c1" officeooo:paragraph-rsid="0024a1c1"/>
    </style:style>
    <style:style style:name="P49" style:family="paragraph" style:parent-style-name="Standard" style:list-style-name="L4">
      <style:text-properties officeooo:rsid="00263d6f" officeooo:paragraph-rsid="00263d6f"/>
    </style:style>
    <style:style style:name="P50" style:family="paragraph" style:parent-style-name="Standard" style:list-style-name="L4">
      <style:text-properties officeooo:rsid="0027168d" officeooo:paragraph-rsid="0027168d"/>
    </style:style>
    <style:style style:name="P51" style:family="paragraph" style:parent-style-name="Standard" style:list-style-name="L4">
      <style:text-properties officeooo:rsid="00305ee3" officeooo:paragraph-rsid="00305ee3"/>
    </style:style>
    <style:style style:name="P52" style:family="paragraph" style:parent-style-name="Standard" style:list-style-name="L4">
      <style:text-properties officeooo:rsid="0034a7e4" officeooo:paragraph-rsid="0034a7e4"/>
    </style:style>
    <style:style style:name="P53" style:family="paragraph" style:parent-style-name="Standard" style:list-style-name="L5">
      <style:text-properties officeooo:rsid="0034a7e4" officeooo:paragraph-rsid="0034a7e4"/>
    </style:style>
    <style:style style:name="P54" style:family="paragraph" style:parent-style-name="Standard" style:list-style-name="L4">
      <style:text-properties officeooo:rsid="0037fbe2" officeooo:paragraph-rsid="0037fbe2"/>
    </style:style>
    <style:style style:name="P55" style:family="paragraph" style:parent-style-name="Standard" style:list-style-name="L4">
      <style:text-properties officeooo:rsid="003bde23" officeooo:paragraph-rsid="003bde23"/>
    </style:style>
    <style:style style:name="P56" style:family="paragraph" style:parent-style-name="Standard" style:list-style-name="L4">
      <style:text-properties officeooo:rsid="00431a08" officeooo:paragraph-rsid="00431a08"/>
    </style:style>
    <style:style style:name="P57" style:family="paragraph" style:parent-style-name="Standard" style:list-style-name="L4">
      <style:text-properties officeooo:rsid="00368c70" officeooo:paragraph-rsid="00368c70"/>
    </style:style>
    <style:style style:name="P58" style:family="paragraph" style:parent-style-name="Standard" style:list-style-name="L4">
      <style:text-properties officeooo:rsid="00423165" officeooo:paragraph-rsid="00423165"/>
    </style:style>
    <style:style style:name="P59" style:family="paragraph" style:parent-style-name="Standard" style:list-style-name="L5">
      <style:text-properties officeooo:rsid="0034139f" officeooo:paragraph-rsid="0034139f"/>
    </style:style>
    <style:style style:name="P60" style:family="paragraph" style:parent-style-name="Standard" style:list-style-name="L5">
      <style:text-properties officeooo:rsid="00391b8b" officeooo:paragraph-rsid="00391b8b"/>
    </style:style>
    <style:style style:name="P61" style:family="paragraph" style:parent-style-name="Standard" style:list-style-name="L6">
      <style:text-properties officeooo:rsid="0032dc00" officeooo:paragraph-rsid="0032dc00"/>
    </style:style>
    <style:style style:name="P62" style:family="paragraph" style:parent-style-name="Standard" style:list-style-name="L4">
      <style:text-properties officeooo:rsid="004643e8" officeooo:paragraph-rsid="004643e8"/>
    </style:style>
    <style:style style:name="P63" style:family="paragraph" style:parent-style-name="Heading_20_1">
      <style:paragraph-properties fo:break-before="page"/>
    </style:style>
    <style:style style:name="T1" style:family="text">
      <style:text-properties officeooo:rsid="0019cd22"/>
    </style:style>
    <style:style style:name="T2" style:family="text">
      <style:text-properties officeooo:rsid="001b3adc"/>
    </style:style>
    <style:style style:name="T3" style:family="text">
      <style:text-properties fo:color="#000000" style:font-name="UtopiaStd-Regular" fo:font-size="9pt" style:font-size-asian="9pt"/>
    </style:style>
    <style:style style:name="T4" style:family="text">
      <style:text-properties fo:color="#0000ff" style:font-name="UtopiaStd-Regular" fo:font-size="5pt" style:font-size-asian="5pt"/>
    </style:style>
    <style:style style:name="T5" style:family="text">
      <style:text-properties officeooo:rsid="0044648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odo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">Web pages<text:tab/>1</text:p>
          <text:p text:style-name="P1">Useful pages<text:tab/>1</text:p>
          <text:p text:style-name="P1">Questions<text:tab/>1</text:p>
          <text:p text:style-name="P1">Topic<text:tab/>2</text:p>
        </text:index-body>
      </text:table-of-content>
      <text:p text:style-name="Text_20_body"/>
      <text:p text:style-name="Standard"><text:a xlink:type="simple" xlink:href="http://www.oodesign.com/factory-pattern.html" text:style-name="Internet_20_link" text:visited-style-name="Visited_20_Internet_20_Link"/></text:p>
      <text:h text:style-name="Heading_20_1" text:outline-level="1">Web pages</text:h>
      <text:list xml:id="list7568443793064697698" text:style-name="L1">
        <text:list-item>
          <text:p text:style-name="P13"><text:a xlink:type="simple" xlink:href="http://www.oodesign.com/factory-pattern.html" text:style-name="Internet_20_link" text:visited-style-name="Visited_20_Internet_20_Link">http://www.oodesign.com/factory-pattern.html</text:a></text:p>
        </text:list-item>
        <text:list-item>
          <text:p text:style-name="P13"><text:a xlink:type="simple" xlink:href="http://refcardz.dzone.com/refcardz/spring-configuration" text:style-name="Internet_20_link" text:visited-style-name="Visited_20_Internet_20_Link">http://refcardz.dzone.com/refcardz/spring-configuration</text:a></text:p>
        </text:list-item>
      </text:list>
      <text:p text:style-name="Standard"/>
      <text:h text:style-name="Heading_20_1" text:outline-level="1">Useful pages</text:h>
      <text:list xml:id="list9017297489409933097" text:style-name="L2">
        <text:list-item>
          <text:p text:style-name="P14">Loading multiple *-context.xml files: </text:p>
          <text:p text:style-name="P14"><text:a xlink:type="simple" xlink:href="http://www.mkyong.com/spring/load-multiple-spring-bean-configuration-file/" text:style-name="Internet_20_link" text:visited-style-name="Visited_20_Internet_20_Link">http://www.mkyong.com/spring/load-multiple-spring-bean-configuration-file/</text:a></text:p>
        </text:list-item>
      </text:list>
      <text:p text:style-name="Standard"/>
      <text:list xml:id="list84446942159732" text:continue-numbering="true" text:style-name="L2">
        <text:list-item>
          <text:p text:style-name="P14">web.xml Reference Guide for Tomcat</text:p>
          <text:p text:style-name="P14"><text:a xlink:type="simple" xlink:href="http://wiki.metawerx.net/wiki/Web.xml" text:style-name="Internet_20_link" text:visited-style-name="Visited_20_Internet_20_Link">http://wiki.metawerx.net/wiki/Web.xml</text:a></text:p>
          <text:p text:style-name="P14"/>
        </text:list-item>
        <text:list-item>
          <text:p text:style-name="P15">Book directory</text:p>
          <text:p text:style-name="P15"><text:a xlink:type="simple" xlink:href="https://github.com/vhf/free-programming-books/blob/master/free-programming-books.md#spring-boot" text:style-name="Internet_20_link" text:visited-style-name="Visited_20_Internet_20_Link">https://github.com/vhf/free-programming-books/blob/master/free-programming-books.md#spring-boot</text:a> </text:p>
        </text:list-item>
      </text:list>
      <text:p text:style-name="Standard"/>
      <text:p text:style-name="Standard"/>
      <text:h text:style-name="Heading_20_1" text:outline-level="1">Questions</text:h>
      <text:list xml:id="list4488935964464513756" text:style-name="L3">
        <text:list-item>
          <text:p text:style-name="P16">In Spring, into configuration file, should I configure all properties of a bean?</text:p>
        </text:list-item>
        <text:list-item>
          <text:p text:style-name="P16">When I used @Autowired I have to declare the bean also in spring-context.xml?</text:p>
        </text:list-item>
        <text:list-item>
          <text:p text:style-name="P16">How monitoring spring integration message flow?</text:p>
        </text:list-item>
        <text:list-item>
          <text:p text:style-name="P17">Should I configure something in Tomcat in order to use Hazelcast?</text:p>
        </text:list-item>
        <text:list-item>
          <text:p text:style-name="P18">Can I use JMX to monitoring and manage remote devices?</text:p>
        </text:list-item>
        <text:list-item>
          <text:p text:style-name="P19">Which are differences between ContextLoaderLister and DispatcherServlet</text:p>
        </text:list-item>
        <text:list-item>
          <text:p text:style-name="P20">How to create Groovy class into SpringBoot application?</text:p>
        </text:list-item>
      </text:list>
      <text:p text:style-name="P3"/>
      <text:p text:style-name="P3"/>
      <text:p text:style-name="Standard"/>
      <text:p text:style-name="Standard"/>
      <text:h text:style-name="Heading_20_1" text:outline-level="1"/>
      <text:h text:style-name="Heading_20_1" text:outline-level="1"/>
      <text:h text:style-name="P63" text:outline-level="1">Topic</text:h>
      <text:list xml:id="list242015539179147245" text:style-name="L4">
        <text:list-item>
          <text:p text:style-name="P24">Spring in action (book)</text:p>
          <text:list>
            <text:list-item>
              <text:p text:style-name="P22">Autowiring byType, autowiring annotation</text:p>
            </text:list-item>
            <text:list-item>
              <text:p text:style-name="P22">pag. 53 for SpEL</text:p>
              <text:p text:style-name="P22"/>
            </text:list-item>
          </text:list>
        </text:list-item>
        <text:list-item>
          <text:p text:style-name="P25">Spring Recipes (book)</text:p>
          <text:list>
            <text:list-item>
              <text:p text:style-name="P22">Expression Language</text:p>
            </text:list-item>
          </text:list>
        </text:list-item>
      </text:list>
      <text:p text:style-name="Standard"/>
      <text:list xml:id="list84446950156110" text:continue-numbering="true" text:style-name="L4">
        <text:list-item>
          <text:p text:style-name="P25">Pro Spring Integration (book)</text:p>
          <text:list>
            <text:list-item>
              <text:p text:style-name="P22">Automatically Discovering Beans on the Classpath</text:p>
            </text:list-item>
            <text:list-item>
              <text:p text:style-name="P22">Making Beans Aware of the Container</text:p>
            </text:list-item>
            <text:list-item>
              <text:p text:style-name="P22">Aspect-Oriented Framework</text:p>
            </text:list-item>
            <text:list-item>
              <text:p text:style-name="P22">The Spring Expression Language</text:p>
            </text:list-item>
          </text:list>
        </text:list-item>
      </text:list>
      <text:p text:style-name="Standard"/>
      <text:list xml:id="list84446952175022" text:continue-numbering="true" text:style-name="L4">
        <text:list-item>
          <text:p text:style-name="P25">Application Server</text:p>
          <text:list>
            <text:list-item>
              <text:p text:style-name="P22">Tomcat</text:p>
            </text:list-item>
            <text:list-item>
              <text:p text:style-name="P21">Pivotal Tc Server</text:p>
            </text:list-item>
            <text:list-item>
              <text:p text:style-name="P37">JBoss</text:p>
            </text:list-item>
          </text:list>
        </text:list-item>
      </text:list>
      <text:p text:style-name="Standard"/>
      <text:list xml:id="list84446953176692" text:continue-numbering="true" text:style-name="L4">
        <text:list-item>
          <text:p text:style-name="P25">Project management</text:p>
          <text:list>
            <text:list-item>
              <text:p text:style-name="P22">Maven</text:p>
              <text:list>
                <text:list-item>
                  <text:p text:style-name="P22">Understanding Parent Pom</text:p>
                </text:list-item>
                <text:list-item>
                  <text:p text:style-name="P22">Dependency management</text:p>
                </text:list-item>
                <text:list-item>
                  <text:p text:style-name="P38">Plug-in (create, use)</text:p>
                </text:list-item>
              </text:list>
            </text:list-item>
            <text:list-item>
              <text:p text:style-name="P22">Nexus</text:p>
            </text:list-item>
            <text:list-item>
              <text:p text:style-name="P21">Gradle</text:p>
            </text:list-item>
          </text:list>
        </text:list-item>
      </text:list>
      <text:p text:style-name="Standard"/>
      <text:list xml:id="list84446956158431" text:continue-numbering="true" text:style-name="L4">
        <text:list-item>
          <text:p text:style-name="P25">Testing and debugging</text:p>
          <text:list>
            <text:list-item>
              <text:p text:style-name="P22">LogBack, Log4j, slf...</text:p>
            </text:list-item>
            <text:list-item>
              <text:p text:style-name="P22">Mockito</text:p>
            </text:list-item>
            <text:list-item>
              <text:p text:style-name="P22">Jira</text:p>
            </text:list-item>
          </text:list>
        </text:list-item>
      </text:list>
      <text:p text:style-name="Standard"/>
      <text:list xml:id="list84446957176665" text:continue-numbering="true" text:style-name="L4">
        <text:list-item>
          <text:p text:style-name="P26"><text:span text:style-name="T1">Spring </text:span>Expression Language</text:p>
          <text:list>
            <text:list-item>
              <text:p text:style-name="P23">see pag. 52 book Spring in action</text:p>
            </text:list-item>
          </text:list>
        </text:list-item>
      </text:list>
      <text:p text:style-name="Standard"/>
      <text:list xml:id="list84446958181997" text:continue-numbering="true" text:style-name="L4">
        <text:list-item>
          <text:p text:style-name="P25">Spring <text:span text:style-name="T1">I</text:span>ntegration</text:p>
          <text:list>
            <text:list-item>
              <text:p text:style-name="P22">Message, channel, endpoint</text:p>
            </text:list-item>
            <text:list-item>
              <text:p text:style-name="P22">Transformation and Enrichment</text:p>
            </text:list-item>
            <text:list-item>
              <text:p text:style-name="P22">Routing and Filtering</text:p>
            </text:list-item>
          </text:list>
        </text:list-item>
      </text:list>
      <text:p text:style-name="Standard"/>
      <text:list xml:id="list84446960151129" text:continue-numbering="true" text:style-name="L4">
        <text:list-item>
          <text:p text:style-name="P27">Spring Roo</text:p>
        </text:list-item>
      </text:list>
      <text:p text:style-name="P5"/>
      <text:list xml:id="list84446960169485" text:continue-numbering="true" text:style-name="L4">
        <text:list-item>
          <text:p text:style-name="P28">Spring Security</text:p>
          <text:list>
            <text:list-item>
              <text:p text:style-name="P39"><text:span text:style-name="_5f_JavaIdent">JdbcTemplate</text:span></text:p>
            </text:list-item>
            <text:list-item>
              <text:p text:style-name="P39"><text:span text:style-name="_5f_JavaIdent">NamedParameterJdbcTemplate</text:span></text:p>
              <text:p text:style-name="P22"/>
            </text:list-item>
          </text:list>
        </text:list-item>
        <text:list-item>
          <text:p text:style-name="P25">JMS</text:p>
        </text:list-item>
      </text:list>
      <text:p text:style-name="P4"/>
      <text:list xml:id="list84446962153082" text:continue-numbering="true" text:style-name="L4">
        <text:list-item>
          <text:p text:style-name="P29">Java</text:p>
          <text:list>
            <text:list-item>
              <text:p text:style-name="P40">Java Annotation</text:p>
            </text:list-item>
            <text:list-item>
              <text:p text:style-name="P41"><text:soft-page-break/>Concurrence</text:p>
            </text:list-item>
            <text:list-item>
              <text:p text:style-name="P41">Collections</text:p>
            </text:list-item>
            <text:list-item>
              <text:p text:style-name="P41">Reflection</text:p>
            </text:list-item>
          </text:list>
        </text:list-item>
      </text:list>
      <text:p text:style-name="Standard"/>
      <text:list xml:id="list84446964163399" text:continue-numbering="true" text:style-name="L4">
        <text:list-item>
          <text:p text:style-name="P30">JMX</text:p>
          <text:list>
            <text:list-item>
              <text:p text:style-name="P42">Jolokia (<text:a xlink:type="simple" xlink:href="http://www.jolokia.org/" text:style-name="Internet_20_link" text:visited-style-name="Visited_20_Internet_20_Link">www.jolokia.org</text:a>)</text:p>
            </text:list-item>
            <text:list-item>
              <text:p text:style-name="P43">hawt.io </text:p>
            </text:list-item>
            <text:list-item>
              <text:p text:style-name="P44">Java VisualVM</text:p>
            </text:list-item>
            <text:list-item>
              <text:p text:style-name="P44">JConsole</text:p>
            </text:list-item>
          </text:list>
        </text:list-item>
      </text:list>
      <text:p text:style-name="Standard"/>
      <text:list xml:id="list84446966165270" text:continue-numbering="true" text:style-name="L4">
        <text:list-header>
          <text:p text:style-name="P22"/>
        </text:list-header>
        <text:list-item>
          <text:p text:style-name="P25">Utility <text:span text:style-name="T2">(Other)</text:span></text:p>
          <text:list>
            <text:list-item>
              <text:p text:style-name="P22">CRaSH (Common Reusable Shell)</text:p>
            </text:list-item>
            <text:list-item>
              <text:p text:style-name="P45">Hazelcast</text:p>
            </text:list-item>
            <text:list-item>
              <text:p text:style-name="P46">SoapUI</text:p>
            </text:list-item>
            <text:list-item>
              <text:p text:style-name="P47">Jini ???</text:p>
            </text:list-item>
            <text:list-item>
              <text:p text:style-name="P48">SNMP</text:p>
            </text:list-item>
            <text:list-item>
              <text:p text:style-name="P62">Joda (java library)</text:p>
            </text:list-item>
            <text:list-item>
              <text:p text:style-name="P49">Jackson <text:span text:style-name="T5">(java library)</text:span></text:p>
            </text:list-item>
            <text:list-item>
              <text:p text:style-name="P50">Guava <text:span text:style-name="T5">(java library)</text:span></text:p>
            </text:list-item>
            <text:list-item>
              <text:p text:style-name="P51">EhCache</text:p>
            </text:list-item>
            <text:list-item>
              <text:p text:style-name="P52">SSH</text:p>
            </text:list-item>
          </text:list>
        </text:list-item>
      </text:list>
      <text:p text:style-name="P6"/>
      <text:list xml:id="list84446987165302" text:continue-numbering="true" text:style-name="L4">
        <text:list-item>
          <text:p text:style-name="P31">Programming Languages</text:p>
          <text:list>
            <text:list-item>
              <text:p text:style-name="P21">Java</text:p>
            </text:list-item>
            <text:list-item>
              <text:p text:style-name="P21">Groovy</text:p>
            </text:list-item>
            <text:list-item>
              <text:p text:style-name="P21">Scala</text:p>
            </text:list-item>
          </text:list>
        </text:list-item>
      </text:list>
      <text:p text:style-name="P7"/>
      <text:list xml:id="list84446988179995" text:continue-numbering="true" text:style-name="L4">
        <text:list-item>
          <text:p text:style-name="P32">Programming Languages – dream</text:p>
          <text:list>
            <text:list-item>
              <text:p text:style-name="P54">C</text:p>
            </text:list-item>
            <text:list-item>
              <text:p text:style-name="P54">C++</text:p>
            </text:list-item>
            <text:list-item>
              <text:p text:style-name="P54">C#</text:p>
            </text:list-item>
            <text:list-item>
              <text:p text:style-name="P54"/>
            </text:list-item>
          </text:list>
        </text:list-item>
      </text:list>
      <text:p text:style-name="P7"/>
      <text:list xml:id="list84446990176589" text:continue-numbering="true" text:style-name="L4">
        <text:list-item>
          <text:p text:style-name="P31">Grails</text:p>
          <text:list>
            <text:list-item>
              <text:p text:style-name="P21">Plugin (create, install)</text:p>
            </text:list-item>
          </text:list>
        </text:list-item>
      </text:list>
      <text:p text:style-name="P7"/>
      <text:list xml:id="list84446991153734" text:continue-numbering="true" text:style-name="L4">
        <text:list-item>
          <text:p text:style-name="P33">PHP</text:p>
          <text:list>
            <text:list-item>
              <text:p text:style-name="P55">wordpress</text:p>
            </text:list-item>
            <text:list-item>
              <text:p text:style-name="P55">joomla</text:p>
            </text:list-item>
            <text:list-item>
              <text:p text:style-name="P55">zend</text:p>
            </text:list-item>
          </text:list>
        </text:list-item>
      </text:list>
      <text:p text:style-name="P12"/>
      <text:list xml:id="list84446992169372" text:continue-numbering="true" text:style-name="L4">
        <text:list-item>
          <text:p text:style-name="P34">JavaScript</text:p>
          <text:list>
            <text:list-item>
              <text:p text:style-name="P56">Modernizr</text:p>
            </text:list-item>
            <text:list-item>
              <text:p text:style-name="P56">AngularJS</text:p>
            </text:list-item>
          </text:list>
        </text:list-item>
      </text:list>
      <text:p text:style-name="P7"/>
      <text:list xml:id="list84446994164231" text:continue-numbering="true" text:style-name="L4">
        <text:list-item>
          <text:p text:style-name="P35">XML</text:p>
          <text:list>
            <text:list-item>
              <text:p text:style-name="P57">XPath</text:p>
            </text:list-item>
          </text:list>
        </text:list-item>
      </text:list>
      <text:p text:style-name="P11"/>
      <text:list xml:id="list84446995159598" text:continue-numbering="true" text:style-name="L4">
        <text:list-item>
          <text:p text:style-name="P36">Windows</text:p>
          <text:list>
            <text:list-item>
              <text:p text:style-name="P58">Microsoft .NET Framework</text:p>
            </text:list-item>
            <text:list-item>
              <text:p text:style-name="P58">PowerShell</text:p>
            </text:list-item>
          </text:list>
        </text:list-item>
      </text:list>
      <text:p text:style-name="P2"><text:soft-page-break/></text:p>
      <text:p text:style-name="P2"/>
      <text:p text:style-name="Standard"/>
      <text:p text:style-name="Standard"/>
      <text:p text:style-name="P9">Design Patterns</text:p>
      <text:list xml:id="list4448011413914068128" text:style-name="L5">
        <text:list-item>
          <text:p text:style-name="P53">Adapter</text:p>
        </text:list-item>
        <text:list-item>
          <text:p text:style-name="P53">Decorator</text:p>
        </text:list-item>
        <text:list-item>
          <text:p text:style-name="P59">Strategy</text:p>
        </text:list-item>
        <text:list-item>
          <text:p text:style-name="P60">Template method</text:p>
        </text:list-item>
      </text:list>
      <text:p text:style-name="Standard"/>
      <text:p text:style-name="Standard"/>
      <text:h text:style-name="Heading_20_1" text:outline-level="1">Glossary</text:h>
      <text:p text:style-name="P8"/>
      <text:list xml:id="list6183614199617309101" text:style-name="L6">
        <text:list-item>
          <text:p text:style-name="P61"><text:span text:style-name="T3">LDAP</text:span><text:span text:style-name="T4"> </text:span><text:span text:style-name="T3">(Lightweight Directory Access Protocol)</text:span></text:p>
        </text:list-item>
        <text:list-item>
          <text:p text:style-name="P61">ACLs (Access Control Lists)</text:p>
        </text:list-item>
      </text:list>
      <text:p text:style-name="P8"/>
      <text:p text:style-name="P8"/>
      <text:p text:style-name="P10">Diary</text:p>
      <text:p text:style-name="P10">10/02/2015</text:p>
      <text:p text:style-name="P10">Reading article:</text:p>
      <text:p text:style-name="P10"><text:a xlink:type="simple" xlink:href="http://docs.oracle.com/cd/E17802_01/webservices/webservices/docs/1.5/tutorial/doc/JAXBUsing4.html" text:style-name="Internet_20_link" text:visited-style-name="Visited_20_Internet_20_Link">http://docs.oracle.com/cd/E17802_01/webservices/webservices/docs/1.5/tutorial/doc/JAXBUsing4.html</text:a></text:p>
      <text:p text:style-name="P10"/>
      <text:p text:style-name="P10">Topic: Jaxb, how to customize binding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UtopiaStd-Regular" svg:font-family="UtopiaStd-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Baudo</meta:initial-creator>
    <meta:creation-date>2014-12-04T16:03:25.72</meta:creation-date>
    <dc:date>2015-02-26T08:44:46.517000000</dc:date>
    <meta:editing-duration>P1DT17H1M43S</meta:editing-duration>
    <meta:editing-cycles>38</meta:editing-cycles>
    <meta:generator>LibreOffice/4.3.4.1$Windows_x86 LibreOffice_project/bc356b2f991740509f321d70e4512a6a54c5f243</meta:generator>
    <meta:document-statistic meta:table-count="0" meta:image-count="0" meta:object-count="0" meta:page-count="4" meta:paragraph-count="118" meta:word-count="388" meta:character-count="2593" meta:non-whitespace-character-count="2416"/>
  </office:meta>
</office:document-meta>
</file>